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 style:data-style-name="N122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float" office:value="1000000000" calcext:value-type="float">
            <text:p>1.00E+0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formula="of:=[.E1]/1000000" office:value-type="float" office:value="0.0005" calcext:value-type="float">
            <text:p>0.0005</text:p>
          </table:table-cell>
          <table:table-cell table:formula="of:=[.B1]/(POWER((2.50663*[.F1]);3))" office:value-type="float" office:value="5.07948038576796E+017" calcext:value-type="float">
            <text:p>5.07948038576796E+017</text:p>
          </table:table-cell>
          <table:table-cell office:value-type="float" office:value="6.73435E-030" calcext:value-type="float">
            <text:p>6.73E-30</text:p>
          </table:table-cell>
          <table:table-cell table:style-name="ce1"/>
          <table:table-cell table:style-name="Default" table:formula="of:=[.G1]*[.H1]*(1/POWER([.D1]/1000000;1.5))*100000" office:value-type="float" office:value="10.8172027923933" calcext:value-type="float">
            <text:p>10.8172027923933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[.E2]/1000000" office:value-type="float" office:value="0" calcext:value-type="float">
            <text:p>0</text:p>
          </table:table-cell>
          <table:table-cell table:formula="of:=[.B2]/(POWER((2.50663*[.F2]);3))" office:value-type="string" office:string-value="" calcext:value-type="error">
            <text:p>#DIV/0!</text:p>
          </table:table-cell>
          <table:table-cell/>
          <table:table-cell table:style-name="ce1"/>
          <table:table-cell table:style-name="Default" table:formula="of:=[.G2]*[.H2]*(1/POWER([.D2]/1000000;1.5))*100000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" table:formula="of:=[.B3]/1000000" office:value-type="float" office:value="3.0972" calcext:value-type="float">
            <text:p>3.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.9" calcext:value-type="float">
            <text:p>74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97200" calcext:value-type="float">
            <text:p>3097200</text:p>
          </table:table-cell>
          <table:table-cell office:value-type="float" office:value="15.57" calcext:value-type="float">
            <text:p>15.57</text:p>
          </table:table-cell>
          <table:table-cell office:value-type="float" office:value="74.9" calcext:value-type="float">
            <text:p>74.9</text:p>
          </table:table-cell>
          <table:table-cell office:value-type="float" office:value="247.1078" calcext:value-type="float">
            <text:p>247.1078</text:p>
          </table:table-cell>
          <table:table-cell table:formula="of:=[.E3]/1000000" office:value-type="float" office:value="0.0002471078" calcext:value-type="float">
            <text:p>0.0002471078</text:p>
          </table:table-cell>
          <table:table-cell table:formula="of:=[.B3]/(POWER((2.50663*[.F3]);3))" office:value-type="float" office:value="1.30328437529303E+016" calcext:value-type="float">
            <text:p>1.30328437529303E+016</text:p>
          </table:table-cell>
          <table:table-cell office:value-type="float" office:value="6.73435E-030" calcext:value-type="float">
            <text:p>6.73E-30</text:p>
          </table:table-cell>
          <table:table-cell office:value-type="float" office:value="0" calcext:value-type="float">
            <text:p>0</text:p>
          </table:table-cell>
          <table:table-cell table:formula="of:=[.G3]*[.H3]*(1/POWER([.D3]/1000000;1.5))*100000" office:value-type="float" office:value="0.013539796780522" calcext:value-type="float">
            <text:p>0.013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3" table:formula="of:=[.B4]/1000000" office:value-type="float" office:value="3.095217" calcext:value-type="float">
            <text:p>3.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95217" calcext:value-type="float">
            <text:p>3095217</text:p>
          </table:table-cell>
          <table:table-cell office:value-type="float" office:value="1.6" calcext:value-type="float">
            <text:p>1.6</text:p>
          </table:table-cell>
          <table:table-cell office:value-type="float" office:value="53.3" calcext:value-type="float">
            <text:p>53.3</text:p>
          </table:table-cell>
          <table:table-cell office:value-type="float" office:value="210.9376" calcext:value-type="float">
            <text:p>210.9376</text:p>
          </table:table-cell>
          <table:table-cell table:formula="of:=[.E4]/1000000" office:value-type="float" office:value="0.0002109376" calcext:value-type="float">
            <text:p>0.0002109376</text:p>
          </table:table-cell>
          <table:table-cell table:formula="of:=[.B4]/(POWER((2.50663*[.F4]);3))" office:value-type="float" office:value="2.09391188270041E+016" calcext:value-type="float">
            <text:p>2.09391188270041E+016</text:p>
          </table:table-cell>
          <table:table-cell office:value-type="float" office:value="6.73435E-030" calcext:value-type="float">
            <text:p>6.73E-30</text:p>
          </table:table-cell>
          <table:table-cell office:value-type="float" office:value="50" calcext:value-type="float">
            <text:p>50</text:p>
          </table:table-cell>
          <table:table-cell table:formula="of:=[.G4]*[.H4]*(1/POWER([.D4]/1000000;1.5))*100000" office:value-type="float" office:value="0.0362379208332397" calcext:value-type="float">
            <text:p>0.036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style-name="ce3" table:formula="of:=[.B5]/1000000" office:value-type="float" office:value="2.751699" calcext:value-type="float">
            <text:p>2.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751699" calcext:value-type="float">
            <text:p>2751699</text:p>
          </table:table-cell>
          <table:table-cell office:value-type="float" office:value="1.76" calcext:value-type="float">
            <text:p>1.76</text:p>
          </table:table-cell>
          <table:table-cell office:value-type="float" office:value="24.5" calcext:value-type="float">
            <text:p>24.5</text:p>
          </table:table-cell>
          <table:table-cell office:value-type="float" office:value="136.7164" calcext:value-type="float">
            <text:p>136.7164</text:p>
          </table:table-cell>
          <table:table-cell table:formula="of:=[.E5]/1000000" office:value-type="float" office:value="0.0001367164" calcext:value-type="float">
            <text:p>0.0001367164</text:p>
          </table:table-cell>
          <table:table-cell table:formula="of:=[.B5]/(POWER((2.50663*[.F5]);3))" office:value-type="float" office:value="6.83704415150709E+016" calcext:value-type="float">
            <text:p>6.83704415150709E+016</text:p>
          </table:table-cell>
          <table:table-cell office:value-type="float" office:value="6.73435E-030" calcext:value-type="float">
            <text:p>6.73E-30</text:p>
          </table:table-cell>
          <table:table-cell office:value-type="float" office:value="150" calcext:value-type="float">
            <text:p>150</text:p>
          </table:table-cell>
          <table:table-cell table:formula="of:=[.G5]*[.H5]*(1/POWER([.D5]/1000000;1.5))*100000" office:value-type="float" office:value="0.379677570454705" calcext:value-type="float">
            <text:p>0.3797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style-name="ce3" table:formula="of:=[.B6]/1000000" office:value-type="float" office:value="2.612508" calcext:value-type="float">
            <text:p>2.6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12508" calcext:value-type="float">
            <text:p>2612508</text:p>
          </table:table-cell>
          <table:table-cell office:value-type="float" office:value="7.18" calcext:value-type="float">
            <text:p>7.18</text:p>
          </table:table-cell>
          <table:table-cell office:value-type="float" office:value="15.7" calcext:value-type="float">
            <text:p>15.7</text:p>
          </table:table-cell>
          <table:table-cell office:value-type="float" office:value="112.9784" calcext:value-type="float">
            <text:p>112.9784</text:p>
          </table:table-cell>
          <table:table-cell table:formula="of:=[.E6]/1000000" office:value-type="float" office:value="0.0001129784" calcext:value-type="float">
            <text:p>0.0001129784</text:p>
          </table:table-cell>
          <table:table-cell table:formula="of:=[.B6]/(POWER((2.50663*[.F6]);3))" office:value-type="float" office:value="1.15027232175641E+017" calcext:value-type="float">
            <text:p>1.15027232175641E+017</text:p>
          </table:table-cell>
          <table:table-cell office:value-type="float" office:value="6.73435E-030" calcext:value-type="float">
            <text:p>6.73E-30</text:p>
          </table:table-cell>
          <table:table-cell office:value-type="float" office:value="300" calcext:value-type="float">
            <text:p>300</text:p>
          </table:table-cell>
          <table:table-cell table:formula="of:=[.G6]*[.H6]*(1/POWER([.D6]/1000000;1.5))*100000" office:value-type="float" office:value="1.24522225838173" calcext:value-type="float">
            <text:p>1.2452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table:style-name="ce3" table:formula="of:=[.B7]/1000000" office:value-type="float" office:value="2.230732" calcext:value-type="float">
            <text:p>2.23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230732" calcext:value-type="float">
            <text:p>2230732</text:p>
          </table:table-cell>
          <table:table-cell office:value-type="float" office:value="12.26" calcext:value-type="float">
            <text:p>12.26</text:p>
          </table:table-cell>
          <table:table-cell office:value-type="float" office:value="11.8" calcext:value-type="float">
            <text:p>11.8</text:p>
          </table:table-cell>
          <table:table-cell office:value-type="float" office:value="101.4413" calcext:value-type="float">
            <text:p>101.4413</text:p>
          </table:table-cell>
          <table:table-cell table:formula="of:=[.E7]/1000000" office:value-type="float" office:value="0.0001014413" calcext:value-type="float">
            <text:p>0.0001014413</text:p>
          </table:table-cell>
          <table:table-cell table:formula="of:=[.B7]/(POWER((2.50663*[.F7]);3))" office:value-type="float" office:value="1.35685137601395E+017" calcext:value-type="float">
            <text:p>1.35685137601395E+017</text:p>
          </table:table-cell>
          <table:table-cell office:value-type="float" office:value="6.73435E-030" calcext:value-type="float">
            <text:p>6.73E-30</text:p>
          </table:table-cell>
          <table:table-cell office:value-type="float" office:value="450" calcext:value-type="float">
            <text:p>450</text:p>
          </table:table-cell>
          <table:table-cell table:formula="of:=[.G7]*[.H7]*(1/POWER([.D7]/1000000;1.5))*100000" office:value-type="float" office:value="2.2542649180985" calcext:value-type="float">
            <text:p>2.254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3" table:formula="of:=[.B8]/1000000" office:value-type="float" office:value="2.168296" calcext:value-type="float">
            <text:p>2.1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68296" calcext:value-type="float">
            <text:p>2168296</text:p>
          </table:table-cell>
          <table:table-cell office:value-type="float" office:value="13.66" calcext:value-type="float">
            <text:p>13.66</text:p>
          </table:table-cell>
          <table:table-cell office:value-type="float" office:value="10.8" calcext:value-type="float">
            <text:p>10.8</text:p>
          </table:table-cell>
          <table:table-cell office:value-type="float" office:value="98.7092" calcext:value-type="float">
            <text:p>98.7092</text:p>
          </table:table-cell>
          <table:table-cell table:formula="of:=[.E8]/1000000" office:value-type="float" office:value="0.0000987092" calcext:value-type="float">
            <text:p>0.0000987092</text:p>
          </table:table-cell>
          <table:table-cell table:formula="of:=[.B8]/(POWER((2.50663*[.F8]);3))" office:value-type="float" office:value="1.43144601185155E+017" calcext:value-type="float">
            <text:p>1.43144601185155E+017</text:p>
          </table:table-cell>
          <table:table-cell office:value-type="float" office:value="6.73435E-030" calcext:value-type="float">
            <text:p>6.73E-30</text:p>
          </table:table-cell>
          <table:table-cell office:value-type="float" office:value="500" calcext:value-type="float">
            <text:p>500</text:p>
          </table:table-cell>
          <table:table-cell table:formula="of:=[.G8]*[.H8]*(1/POWER([.D8]/1000000;1.5))*100000" office:value-type="float" office:value="2.71603288280547" calcext:value-type="float">
            <text:p>2.7160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table:style-name="ce3" table:formula="of:=[.B9]/1000000" office:value-type="float" office:value="1.999859" calcext:value-type="float">
            <text:p>2.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999859" calcext:value-type="float">
            <text:p>1999859</text:p>
          </table:table-cell>
          <table:table-cell office:value-type="float" office:value="13.32" calcext:value-type="float">
            <text:p>13.32</text:p>
          </table:table-cell>
          <table:table-cell office:value-type="float" office:value="10" calcext:value-type="float">
            <text:p>10</text:p>
          </table:table-cell>
          <table:table-cell office:value-type="float" office:value="96.4457" calcext:value-type="float">
            <text:p>96.4457</text:p>
          </table:table-cell>
          <table:table-cell table:formula="of:=[.E9]/1000000" office:value-type="float" office:value="0.0000964457" calcext:value-type="float">
            <text:p>0.0000964457</text:p>
          </table:table-cell>
          <table:table-cell table:formula="of:=[.B9]/(POWER((2.50663*[.F9]);3))" office:value-type="float" office:value="1.41540286020715E+017" calcext:value-type="float">
            <text:p>1.41540286020715E+017</text:p>
          </table:table-cell>
          <table:table-cell office:value-type="float" office:value="6.73435E-030" calcext:value-type="float">
            <text:p>6.73E-30</text:p>
          </table:table-cell>
          <table:table-cell office:value-type="float" office:value="550" calcext:value-type="float">
            <text:p>550</text:p>
          </table:table-cell>
          <table:table-cell table:formula="of:=[.G9]*[.H9]*(1/POWER([.D9]/1000000;1.5))*100000" office:value-type="float" office:value="3.01422559179339" calcext:value-type="float">
            <text:p>3.014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style-name="ce3" table:formula="of:=[.B10]/1000000" office:value-type="float" office:value="1.85762" calcext:value-type="float">
            <text:p>1.8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57620" calcext:value-type="float">
            <text:p>1857620</text:p>
          </table:table-cell>
          <table:table-cell office:value-type="float" office:value="12.55" calcext:value-type="float">
            <text:p>12.55</text:p>
          </table:table-cell>
          <table:table-cell office:value-type="float" office:value="9.4" calcext:value-type="float">
            <text:p>9.4</text:p>
          </table:table-cell>
          <table:table-cell office:value-type="float" office:value="95.1303" calcext:value-type="float">
            <text:p>95.1303</text:p>
          </table:table-cell>
          <table:table-cell table:formula="of:=[.E10]/1000000" office:value-type="float" office:value="0.0000951303" calcext:value-type="float">
            <text:p>0.0000951303</text:p>
          </table:table-cell>
          <table:table-cell table:formula="of:=[.B10]/(POWER((2.50663*[.F10]);3))" office:value-type="float" office:value="1.37002843141592E+017" calcext:value-type="float">
            <text:p>1.37002843141592E+017</text:p>
          </table:table-cell>
          <table:table-cell office:value-type="float" office:value="6.73435E-030" calcext:value-type="float">
            <text:p>6.73E-30</text:p>
          </table:table-cell>
          <table:table-cell office:value-type="float" office:value="600" calcext:value-type="float">
            <text:p>600</text:p>
          </table:table-cell>
          <table:table-cell table:formula="of:=[.G10]*[.H10]*(1/POWER([.D10]/1000000;1.5))*100000" office:value-type="float" office:value="3.20135240153169" calcext:value-type="float">
            <text:p>3.2014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table:style-name="ce3" table:formula="of:=[.B11]/1000000" office:value-type="float" office:value="1.678695" calcext:value-type="float">
            <text:p>1.6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78695" calcext:value-type="float">
            <text:p>1678695</text:p>
          </table:table-cell>
          <table:table-cell office:value-type="float" office:value="13.3" calcext:value-type="float">
            <text:p>13.3</text:p>
          </table:table-cell>
          <table:table-cell office:value-type="float" office:value="8.3" calcext:value-type="float">
            <text:p>8.3</text:p>
          </table:table-cell>
          <table:table-cell office:value-type="float" office:value="92.6195" calcext:value-type="float">
            <text:p>92.6195</text:p>
          </table:table-cell>
          <table:table-cell table:formula="of:=[.E11]/1000000" office:value-type="float" office:value="0.0000926195" calcext:value-type="float">
            <text:p>0.0000926195</text:p>
          </table:table-cell>
          <table:table-cell table:formula="of:=[.B11]/(POWER((2.50663*[.F11]);3))" office:value-type="float" office:value="1.34150965002399E+017" calcext:value-type="float">
            <text:p>1.34150965002399E+017</text:p>
          </table:table-cell>
          <table:table-cell office:value-type="float" office:value="6.73435E-030" calcext:value-type="float">
            <text:p>6.73E-30</text:p>
          </table:table-cell>
          <table:table-cell office:value-type="float" office:value="700" calcext:value-type="float">
            <text:p>700</text:p>
          </table:table-cell>
          <table:table-cell table:formula="of:=[.G11]*[.H11]*(1/POWER([.D11]/1000000;1.5))*100000" office:value-type="float" office:value="3.77809041038546" calcext:value-type="float">
            <text:p>3.7781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style-name="ce3" table:formula="of:=[.B12]/1000000" office:value-type="float" office:value="1.484205" calcext:value-type="float">
            <text:p>1.48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84205" calcext:value-type="float">
            <text:p>1484205</text:p>
          </table:table-cell>
          <table:table-cell office:value-type="float" office:value="12.95" calcext:value-type="float">
            <text:p>12.95</text:p>
          </table:table-cell>
          <table:table-cell office:value-type="float" office:value="7.3" calcext:value-type="float">
            <text:p>7.3</text:p>
          </table:table-cell>
          <table:table-cell office:value-type="float" office:value="91.3321" calcext:value-type="float">
            <text:p>91.3321</text:p>
          </table:table-cell>
          <table:table-cell table:formula="of:=[.E12]/1000000" office:value-type="float" office:value="0.0000913321" calcext:value-type="float">
            <text:p>0.0000913321</text:p>
          </table:table-cell>
          <table:table-cell table:formula="of:=[.B12]/(POWER((2.50663*[.F12]);3))" office:value-type="float" office:value="1.23695203798134E+017" calcext:value-type="float">
            <text:p>1.23695203798134E+017</text:p>
          </table:table-cell>
          <table:table-cell office:value-type="float" office:value="6.73435E-030" calcext:value-type="float">
            <text:p>6.73E-30</text:p>
          </table:table-cell>
          <table:table-cell office:value-type="float" office:value="800" calcext:value-type="float">
            <text:p>800</text:p>
          </table:table-cell>
          <table:table-cell table:formula="of:=[.G12]*[.H12]*(1/POWER([.D12]/1000000;1.5))*100000" office:value-type="float" office:value="4.22341982531456" calcext:value-type="float">
            <text:p>4.223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3" table:formula="of:=[.B13]/1000000" office:value-type="float" office:value="1.137887" calcext:value-type="float">
            <text:p>1.1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37887" calcext:value-type="float">
            <text:p>1137887</text:p>
          </table:table-cell>
          <table:table-cell office:value-type="float" office:value="12.03" calcext:value-type="float">
            <text:p>12.03</text:p>
          </table:table-cell>
          <table:table-cell office:value-type="float" office:value="5.9" calcext:value-type="float">
            <text:p>5.9</text:p>
          </table:table-cell>
          <table:table-cell office:value-type="float" office:value="90.301" calcext:value-type="float">
            <text:p>90.301</text:p>
          </table:table-cell>
          <table:table-cell table:formula="of:=[.E13]/1000000" office:value-type="float" office:value="0.000090301" calcext:value-type="float">
            <text:p>0.000090301</text:p>
          </table:table-cell>
          <table:table-cell table:formula="of:=[.B13]/(POWER((2.50663*[.F13]);3))" office:value-type="float" office:value="9.81184676778341E+016" calcext:value-type="float">
            <text:p>9.81184676778341E+016</text:p>
          </table:table-cell>
          <table:table-cell office:value-type="float" office:value="6.73435E-030" calcext:value-type="float">
            <text:p>6.73E-30</text:p>
          </table:table-cell>
          <table:table-cell office:value-type="float" office:value="1000" calcext:value-type="float">
            <text:p>1000</text:p>
          </table:table-cell>
          <table:table-cell table:formula="of:=[.G13]*[.H13]*(1/POWER([.D13]/1000000;1.5))*100000" office:value-type="float" office:value="4.61071654428136" calcext:value-type="float">
            <text:p>4.6107</text:p>
          </table:table-cell>
          <table:table-cell table:number-columns-repeated="7"/>
        </table:table-row>
        <table:table-row table:style-name="ro1" table:number-rows-repeated="1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1_2" table:style-name="ta1">
        <table:table-column table:style-name="co1" table:number-columns-repeated="8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float" office:value="1000000000" calcext:value-type="float">
            <text:p>1.00E+0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formula="of:=[.E1]/1000000" office:value-type="float" office:value="0.0005" calcext:value-type="float">
            <text:p>0.0005</text:p>
          </table:table-cell>
          <table:table-cell table:formula="of:=[.B1]/(POWER((2.50663*[.F1]);3))" office:value-type="float" office:value="5.07948038576796E+017" calcext:value-type="float">
            <text:p>5.07948038576796E+017</text:p>
          </table:table-cell>
          <table:table-cell table:style-name="ce1" office:value-type="float" office:value="6.73435E-030" calcext:value-type="float">
            <text:p>6.73E-30</text:p>
          </table:table-cell>
          <table:table-cell table:style-name="ce1"/>
          <table:table-cell table:formula="of:=[.G1]*[.H1]*(1/POWER([.D1]/1000000;1.5))*100000" office:value-type="float" office:value="10.8172027923933" calcext:value-type="float">
            <text:p>10.8172027923933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[.E2]/1000000" office:value-type="float" office:value="0" calcext:value-type="float">
            <text:p>0</text:p>
          </table:table-cell>
          <table:table-cell table:formula="of:=[.B2]/(POWER((2.50663*[.F2]);3))" office:value-type="string" office:string-value="" calcext:value-type="error">
            <text:p>#DIV/0!</text:p>
          </table:table-cell>
          <table:table-cell table:style-name="ce1" table:number-columns-repeated="2"/>
          <table:table-cell table:formula="of:=[.G2]*[.H2]*(1/POWER([.D2]/1000000;1.5))*100000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" table:formula="of:=[.B3]/1000000" office:value-type="float" office:value="3.0972" calcext:value-type="float">
            <text:p>3.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.9" calcext:value-type="float">
            <text:p>74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97200" calcext:value-type="float">
            <text:p>3097200</text:p>
          </table:table-cell>
          <table:table-cell office:value-type="float" office:value="15.57" calcext:value-type="float">
            <text:p>15.57</text:p>
          </table:table-cell>
          <table:table-cell office:value-type="float" office:value="74.9" calcext:value-type="float">
            <text:p>74.9</text:p>
          </table:table-cell>
          <table:table-cell office:value-type="float" office:value="247.1078" calcext:value-type="float">
            <text:p>247.1078</text:p>
          </table:table-cell>
          <table:table-cell table:formula="of:=[.E3]/1000000" office:value-type="float" office:value="0.0002471078" calcext:value-type="float">
            <text:p>0.0002471078</text:p>
          </table:table-cell>
          <table:table-cell table:formula="of:=[.B3]/(POWER((2.50663*[.F3]);3))" office:value-type="float" office:value="1.30328437529303E+016" calcext:value-type="float">
            <text:p>1.30328437529303E+016</text:p>
          </table:table-cell>
          <table:table-cell table:style-name="ce1" office:value-type="float" office:value="6.73435E-030" calcext:value-type="float">
            <text:p>6.73E-30</text:p>
          </table:table-cell>
          <table:table-cell table:style-name="Default" office:value-type="float" office:value="0" calcext:value-type="float">
            <text:p>0</text:p>
          </table:table-cell>
          <table:table-cell table:style-name="ce2" table:formula="of:=[.G3]*[.H3]*(1/POWER([.D3]/1000000;1.5))*100000" office:value-type="float" office:value="0.013539796780522" calcext:value-type="float">
            <text:p>0.013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3" table:formula="of:=[.B4]/1000000" office:value-type="float" office:value="3.095217" calcext:value-type="float">
            <text:p>3.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95217" calcext:value-type="float">
            <text:p>3095217</text:p>
          </table:table-cell>
          <table:table-cell office:value-type="float" office:value="1.6" calcext:value-type="float">
            <text:p>1.6</text:p>
          </table:table-cell>
          <table:table-cell office:value-type="float" office:value="53.3" calcext:value-type="float">
            <text:p>53.3</text:p>
          </table:table-cell>
          <table:table-cell office:value-type="float" office:value="210.9376" calcext:value-type="float">
            <text:p>210.9376</text:p>
          </table:table-cell>
          <table:table-cell table:formula="of:=[.E4]/1000000" office:value-type="float" office:value="0.0002109376" calcext:value-type="float">
            <text:p>0.0002109376</text:p>
          </table:table-cell>
          <table:table-cell table:formula="of:=[.B4]/(POWER((2.50663*[.F4]);3))" office:value-type="float" office:value="2.09391188270041E+016" calcext:value-type="float">
            <text:p>2.09391188270041E+016</text:p>
          </table:table-cell>
          <table:table-cell table:style-name="ce1" office:value-type="float" office:value="6.73435E-030" calcext:value-type="float">
            <text:p>6.73E-30</text:p>
          </table:table-cell>
          <table:table-cell table:style-name="Default" office:value-type="float" office:value="50" calcext:value-type="float">
            <text:p>50</text:p>
          </table:table-cell>
          <table:table-cell table:style-name="ce2" table:formula="of:=[.G4]*[.H4]*(1/POWER([.D4]/1000000;1.5))*100000" office:value-type="float" office:value="0.0362379208332397" calcext:value-type="float">
            <text:p>0.036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style-name="ce3" table:formula="of:=[.B5]/1000000" office:value-type="float" office:value="2.751699" calcext:value-type="float">
            <text:p>2.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751699" calcext:value-type="float">
            <text:p>2751699</text:p>
          </table:table-cell>
          <table:table-cell office:value-type="float" office:value="1.76" calcext:value-type="float">
            <text:p>1.76</text:p>
          </table:table-cell>
          <table:table-cell office:value-type="float" office:value="24.5" calcext:value-type="float">
            <text:p>24.5</text:p>
          </table:table-cell>
          <table:table-cell office:value-type="float" office:value="136.7164" calcext:value-type="float">
            <text:p>136.7164</text:p>
          </table:table-cell>
          <table:table-cell table:formula="of:=[.E5]/1000000" office:value-type="float" office:value="0.0001367164" calcext:value-type="float">
            <text:p>0.0001367164</text:p>
          </table:table-cell>
          <table:table-cell table:formula="of:=[.B5]/(POWER((2.50663*[.F5]);3))" office:value-type="float" office:value="6.83704415150709E+016" calcext:value-type="float">
            <text:p>6.83704415150709E+016</text:p>
          </table:table-cell>
          <table:table-cell table:style-name="ce1" office:value-type="float" office:value="6.73435E-030" calcext:value-type="float">
            <text:p>6.73E-30</text:p>
          </table:table-cell>
          <table:table-cell table:style-name="Default" office:value-type="float" office:value="150" calcext:value-type="float">
            <text:p>150</text:p>
          </table:table-cell>
          <table:table-cell table:style-name="ce2" table:formula="of:=[.G5]*[.H5]*(1/POWER([.D5]/1000000;1.5))*100000" office:value-type="float" office:value="0.379677570454705" calcext:value-type="float">
            <text:p>0.3797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style-name="ce3" table:formula="of:=[.B6]/1000000" office:value-type="float" office:value="2.612508" calcext:value-type="float">
            <text:p>2.6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12508" calcext:value-type="float">
            <text:p>2612508</text:p>
          </table:table-cell>
          <table:table-cell office:value-type="float" office:value="7.18" calcext:value-type="float">
            <text:p>7.18</text:p>
          </table:table-cell>
          <table:table-cell office:value-type="float" office:value="15.7" calcext:value-type="float">
            <text:p>15.7</text:p>
          </table:table-cell>
          <table:table-cell office:value-type="float" office:value="112.9784" calcext:value-type="float">
            <text:p>112.9784</text:p>
          </table:table-cell>
          <table:table-cell table:formula="of:=[.E6]/1000000" office:value-type="float" office:value="0.0001129784" calcext:value-type="float">
            <text:p>0.0001129784</text:p>
          </table:table-cell>
          <table:table-cell table:formula="of:=[.B6]/(POWER((2.50663*[.F6]);3))" office:value-type="float" office:value="1.15027232175641E+017" calcext:value-type="float">
            <text:p>1.15027232175641E+017</text:p>
          </table:table-cell>
          <table:table-cell table:style-name="ce1" office:value-type="float" office:value="6.73435E-030" calcext:value-type="float">
            <text:p>6.73E-30</text:p>
          </table:table-cell>
          <table:table-cell table:style-name="Default" office:value-type="float" office:value="300" calcext:value-type="float">
            <text:p>300</text:p>
          </table:table-cell>
          <table:table-cell table:style-name="ce2" table:formula="of:=[.G6]*[.H6]*(1/POWER([.D6]/1000000;1.5))*100000" office:value-type="float" office:value="1.24522225838173" calcext:value-type="float">
            <text:p>1.2452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table:style-name="ce3" table:formula="of:=[.B7]/1000000" office:value-type="float" office:value="2.230732" calcext:value-type="float">
            <text:p>2.23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230732" calcext:value-type="float">
            <text:p>2230732</text:p>
          </table:table-cell>
          <table:table-cell office:value-type="float" office:value="12.26" calcext:value-type="float">
            <text:p>12.26</text:p>
          </table:table-cell>
          <table:table-cell office:value-type="float" office:value="11.8" calcext:value-type="float">
            <text:p>11.8</text:p>
          </table:table-cell>
          <table:table-cell office:value-type="float" office:value="101.4413" calcext:value-type="float">
            <text:p>101.4413</text:p>
          </table:table-cell>
          <table:table-cell table:formula="of:=[.E7]/1000000" office:value-type="float" office:value="0.0001014413" calcext:value-type="float">
            <text:p>0.0001014413</text:p>
          </table:table-cell>
          <table:table-cell table:formula="of:=[.B7]/(POWER((2.50663*[.F7]);3))" office:value-type="float" office:value="1.35685137601395E+017" calcext:value-type="float">
            <text:p>1.35685137601395E+017</text:p>
          </table:table-cell>
          <table:table-cell table:style-name="ce1" office:value-type="float" office:value="6.73435E-030" calcext:value-type="float">
            <text:p>6.73E-30</text:p>
          </table:table-cell>
          <table:table-cell table:style-name="Default" office:value-type="float" office:value="450" calcext:value-type="float">
            <text:p>450</text:p>
          </table:table-cell>
          <table:table-cell table:style-name="ce2" table:formula="of:=[.G7]*[.H7]*(1/POWER([.D7]/1000000;1.5))*100000" office:value-type="float" office:value="2.2542649180985" calcext:value-type="float">
            <text:p>2.254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3" table:formula="of:=[.B8]/1000000" office:value-type="float" office:value="2.168296" calcext:value-type="float">
            <text:p>2.1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68296" calcext:value-type="float">
            <text:p>2168296</text:p>
          </table:table-cell>
          <table:table-cell office:value-type="float" office:value="13.66" calcext:value-type="float">
            <text:p>13.66</text:p>
          </table:table-cell>
          <table:table-cell office:value-type="float" office:value="10.8" calcext:value-type="float">
            <text:p>10.8</text:p>
          </table:table-cell>
          <table:table-cell office:value-type="float" office:value="98.7092" calcext:value-type="float">
            <text:p>98.7092</text:p>
          </table:table-cell>
          <table:table-cell table:formula="of:=[.E8]/1000000" office:value-type="float" office:value="0.0000987092" calcext:value-type="float">
            <text:p>0.0000987092</text:p>
          </table:table-cell>
          <table:table-cell table:formula="of:=[.B8]/(POWER((2.50663*[.F8]);3))" office:value-type="float" office:value="1.43144601185155E+017" calcext:value-type="float">
            <text:p>1.43144601185155E+017</text:p>
          </table:table-cell>
          <table:table-cell table:style-name="ce1" office:value-type="float" office:value="6.73435E-030" calcext:value-type="float">
            <text:p>6.73E-30</text:p>
          </table:table-cell>
          <table:table-cell table:style-name="Default" office:value-type="float" office:value="500" calcext:value-type="float">
            <text:p>500</text:p>
          </table:table-cell>
          <table:table-cell table:style-name="ce2" table:formula="of:=[.G8]*[.H8]*(1/POWER([.D8]/1000000;1.5))*100000" office:value-type="float" office:value="2.71603288280547" calcext:value-type="float">
            <text:p>2.7160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table:style-name="ce3" table:formula="of:=[.B9]/1000000" office:value-type="float" office:value="1.999859" calcext:value-type="float">
            <text:p>2.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999859" calcext:value-type="float">
            <text:p>1999859</text:p>
          </table:table-cell>
          <table:table-cell office:value-type="float" office:value="13.32" calcext:value-type="float">
            <text:p>13.32</text:p>
          </table:table-cell>
          <table:table-cell office:value-type="float" office:value="10" calcext:value-type="float">
            <text:p>10</text:p>
          </table:table-cell>
          <table:table-cell office:value-type="float" office:value="96.4457" calcext:value-type="float">
            <text:p>96.4457</text:p>
          </table:table-cell>
          <table:table-cell table:formula="of:=[.E9]/1000000" office:value-type="float" office:value="0.0000964457" calcext:value-type="float">
            <text:p>0.0000964457</text:p>
          </table:table-cell>
          <table:table-cell table:formula="of:=[.B9]/(POWER((2.50663*[.F9]);3))" office:value-type="float" office:value="1.41540286020715E+017" calcext:value-type="float">
            <text:p>1.41540286020715E+017</text:p>
          </table:table-cell>
          <table:table-cell table:style-name="ce1" office:value-type="float" office:value="6.73435E-030" calcext:value-type="float">
            <text:p>6.73E-30</text:p>
          </table:table-cell>
          <table:table-cell table:style-name="Default" office:value-type="float" office:value="550" calcext:value-type="float">
            <text:p>550</text:p>
          </table:table-cell>
          <table:table-cell table:style-name="ce2" table:formula="of:=[.G9]*[.H9]*(1/POWER([.D9]/1000000;1.5))*100000" office:value-type="float" office:value="3.01422559179339" calcext:value-type="float">
            <text:p>3.014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style-name="ce3" table:formula="of:=[.B10]/1000000" office:value-type="float" office:value="1.85762" calcext:value-type="float">
            <text:p>1.8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57620" calcext:value-type="float">
            <text:p>1857620</text:p>
          </table:table-cell>
          <table:table-cell office:value-type="float" office:value="12.55" calcext:value-type="float">
            <text:p>12.55</text:p>
          </table:table-cell>
          <table:table-cell office:value-type="float" office:value="9.4" calcext:value-type="float">
            <text:p>9.4</text:p>
          </table:table-cell>
          <table:table-cell office:value-type="float" office:value="95.1303" calcext:value-type="float">
            <text:p>95.1303</text:p>
          </table:table-cell>
          <table:table-cell table:formula="of:=[.E10]/1000000" office:value-type="float" office:value="0.0000951303" calcext:value-type="float">
            <text:p>0.0000951303</text:p>
          </table:table-cell>
          <table:table-cell table:formula="of:=[.B10]/(POWER((2.50663*[.F10]);3))" office:value-type="float" office:value="1.37002843141592E+017" calcext:value-type="float">
            <text:p>1.37002843141592E+017</text:p>
          </table:table-cell>
          <table:table-cell table:style-name="ce1" office:value-type="float" office:value="6.73435E-030" calcext:value-type="float">
            <text:p>6.73E-3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" table:formula="of:=[.G10]*[.H10]*(1/POWER([.D10]/1000000;1.5))*100000" office:value-type="float" office:value="3.20135240153169" calcext:value-type="float">
            <text:p>3.2014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table:style-name="ce3" table:formula="of:=[.B11]/1000000" office:value-type="float" office:value="1.678695" calcext:value-type="float">
            <text:p>1.6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78695" calcext:value-type="float">
            <text:p>1678695</text:p>
          </table:table-cell>
          <table:table-cell office:value-type="float" office:value="13.3" calcext:value-type="float">
            <text:p>13.3</text:p>
          </table:table-cell>
          <table:table-cell office:value-type="float" office:value="8.3" calcext:value-type="float">
            <text:p>8.3</text:p>
          </table:table-cell>
          <table:table-cell office:value-type="float" office:value="92.6195" calcext:value-type="float">
            <text:p>92.6195</text:p>
          </table:table-cell>
          <table:table-cell table:formula="of:=[.E11]/1000000" office:value-type="float" office:value="0.0000926195" calcext:value-type="float">
            <text:p>0.0000926195</text:p>
          </table:table-cell>
          <table:table-cell table:formula="of:=[.B11]/(POWER((2.50663*[.F11]);3))" office:value-type="float" office:value="1.34150965002399E+017" calcext:value-type="float">
            <text:p>1.34150965002399E+017</text:p>
          </table:table-cell>
          <table:table-cell table:style-name="ce1" office:value-type="float" office:value="6.73435E-030" calcext:value-type="float">
            <text:p>6.73E-30</text:p>
          </table:table-cell>
          <table:table-cell table:style-name="Default" office:value-type="float" office:value="700" calcext:value-type="float">
            <text:p>700</text:p>
          </table:table-cell>
          <table:table-cell table:style-name="ce2" table:formula="of:=[.G11]*[.H11]*(1/POWER([.D11]/1000000;1.5))*100000" office:value-type="float" office:value="3.77809041038546" calcext:value-type="float">
            <text:p>3.7781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style-name="ce3" table:formula="of:=[.B12]/1000000" office:value-type="float" office:value="1.484205" calcext:value-type="float">
            <text:p>1.48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84205" calcext:value-type="float">
            <text:p>1484205</text:p>
          </table:table-cell>
          <table:table-cell office:value-type="float" office:value="12.95" calcext:value-type="float">
            <text:p>12.95</text:p>
          </table:table-cell>
          <table:table-cell office:value-type="float" office:value="7.3" calcext:value-type="float">
            <text:p>7.3</text:p>
          </table:table-cell>
          <table:table-cell office:value-type="float" office:value="91.3321" calcext:value-type="float">
            <text:p>91.3321</text:p>
          </table:table-cell>
          <table:table-cell table:formula="of:=[.E12]/1000000" office:value-type="float" office:value="0.0000913321" calcext:value-type="float">
            <text:p>0.0000913321</text:p>
          </table:table-cell>
          <table:table-cell table:formula="of:=[.B12]/(POWER((2.50663*[.F12]);3))" office:value-type="float" office:value="1.23695203798134E+017" calcext:value-type="float">
            <text:p>1.23695203798134E+017</text:p>
          </table:table-cell>
          <table:table-cell table:style-name="ce1" office:value-type="float" office:value="6.73435E-030" calcext:value-type="float">
            <text:p>6.73E-30</text:p>
          </table:table-cell>
          <table:table-cell table:style-name="Default" office:value-type="float" office:value="800" calcext:value-type="float">
            <text:p>800</text:p>
          </table:table-cell>
          <table:table-cell table:style-name="ce2" table:formula="of:=[.G12]*[.H12]*(1/POWER([.D12]/1000000;1.5))*100000" office:value-type="float" office:value="4.22341982531456" calcext:value-type="float">
            <text:p>4.223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3" table:formula="of:=[.B13]/1000000" office:value-type="float" office:value="1.137887" calcext:value-type="float">
            <text:p>1.1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37887" calcext:value-type="float">
            <text:p>1137887</text:p>
          </table:table-cell>
          <table:table-cell office:value-type="float" office:value="12.03" calcext:value-type="float">
            <text:p>12.03</text:p>
          </table:table-cell>
          <table:table-cell office:value-type="float" office:value="5.9" calcext:value-type="float">
            <text:p>5.9</text:p>
          </table:table-cell>
          <table:table-cell office:value-type="float" office:value="90.301" calcext:value-type="float">
            <text:p>90.301</text:p>
          </table:table-cell>
          <table:table-cell table:formula="of:=[.E13]/1000000" office:value-type="float" office:value="0.000090301" calcext:value-type="float">
            <text:p>0.000090301</text:p>
          </table:table-cell>
          <table:table-cell table:formula="of:=[.B13]/(POWER((2.50663*[.F13]);3))" office:value-type="float" office:value="9.81184676778341E+016" calcext:value-type="float">
            <text:p>9.81184676778341E+016</text:p>
          </table:table-cell>
          <table:table-cell table:style-name="ce1" office:value-type="float" office:value="6.73435E-030" calcext:value-type="float">
            <text:p>6.73E-3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ce2" table:formula="of:=[.G13]*[.H13]*(1/POWER([.D13]/1000000;1.5))*100000" office:value-type="float" office:value="4.61071654428136" calcext:value-type="float">
            <text:p>4.6107</text:p>
          </table:table-cell>
          <table:table-cell table:number-columns-repeated="7"/>
        </table:table-row>
        <table:table-row table:style-name="ro1" table:number-rows-repeated="4">
          <table:table-cell table:number-columns-repeated="7"/>
          <table:table-cell table:style-name="ce1"/>
          <table:table-cell table:style-name="Default"/>
          <table:table-cell table:style-name="ce2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13733" calcext:value-type="float">
            <text:p>4913733</text:p>
          </table:table-cell>
          <table:table-cell office:value-type="float" office:value="12.81" calcext:value-type="float">
            <text:p>12.81</text:p>
          </table:table-cell>
          <table:table-cell office:value-type="float" office:value="127" calcext:value-type="float">
            <text:p>127</text:p>
          </table:table-cell>
          <table:table-cell office:value-type="float" office:value="351.9213" calcext:value-type="float">
            <text:p>351.9213</text:p>
          </table:table-cell>
          <table:table-cell office:value-type="float" office:value="0.0034" calcext:value-type="float">
            <text:p>0.003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8]/1000000" office:value-type="float" office:value="4.913733" calcext:value-type="float">
            <text:p>4.91</text:p>
          </table:table-cell>
          <table:table-cell office:value-type="float" office:value="0" calcext:value-type="float">
            <text:p>0</text:p>
          </table:table-cell>
          <table:table-cell office:value-type="float" office:value="12.81" calcext:value-type="float">
            <text:p>12.8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34335" calcext:value-type="float">
            <text:p>5334335</text:p>
          </table:table-cell>
          <table:table-cell office:value-type="float" office:value="1.59" calcext:value-type="float">
            <text:p>1.59</text:p>
          </table:table-cell>
          <table:table-cell office:value-type="float" office:value="97" calcext:value-type="float">
            <text:p>97</text:p>
          </table:table-cell>
          <table:table-cell office:value-type="float" office:value="304.9217" calcext:value-type="float">
            <text:p>304.9217</text:p>
          </table:table-cell>
          <table:table-cell office:value-type="float" office:value="0.0084" calcext:value-type="float">
            <text:p>0.0084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B19]/1000000" office:value-type="float" office:value="5.334335" calcext:value-type="float">
            <text:p>5.33</text:p>
          </table:table-cell>
          <table:table-cell office:value-type="float" office:value="50" calcext:value-type="float">
            <text:p>50</text:p>
          </table:table-cell>
          <table:table-cell office:value-type="float" office:value="1.59" calcext:value-type="float">
            <text:p>1.59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0.0084" calcext:value-type="float">
            <text:p>0.008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97006" calcext:value-type="float">
            <text:p>4897006</text:p>
          </table:table-cell>
          <table:table-cell office:value-type="float" office:value="0.7" calcext:value-type="float">
            <text:p>0.7</text:p>
          </table:table-cell>
          <table:table-cell office:value-type="float" office:value="65" calcext:value-type="float">
            <text:p>65</text:p>
          </table:table-cell>
          <table:table-cell office:value-type="float" office:value="240.8942" calcext:value-type="float">
            <text:p>240.8942</text:p>
          </table:table-cell>
          <table:table-cell office:value-type="float" office:value="0.0286" calcext:value-type="float">
            <text:p>0.0286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20]/1000000" office:value-type="float" office:value="4.897006" calcext:value-type="float">
            <text:p>4.90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.0286" calcext:value-type="float">
            <text:p>0.028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920178" calcext:value-type="float">
            <text:p>4920178</text:p>
          </table:table-cell>
          <table:table-cell office:value-type="float" office:value="0.71" calcext:value-type="float">
            <text:p>0.71</text:p>
          </table:table-cell>
          <table:table-cell office:value-type="float" office:value="47" calcext:value-type="float">
            <text:p>47</text:p>
          </table:table-cell>
          <table:table-cell office:value-type="float" office:value="199.7166" calcext:value-type="float">
            <text:p>199.7166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B21]/1000000" office:value-type="float" office:value="4.920178" calcext:value-type="float">
            <text:p>4.92</text:p>
          </table:table-cell>
          <table:table-cell office:value-type="float" office:value="150" calcext:value-type="float">
            <text:p>150</text:p>
          </table:table-cell>
          <table:table-cell office:value-type="float" office:value="0.71" calcext:value-type="float">
            <text:p>0.71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  <table:table-cell office:value-type="float" office:value="150" calcext:value-type="float">
            <text:p>150</text:p>
          </table:table-cell>
          <table:table-cell office:value-type="float" office:value="0.082" calcext:value-type="float">
            <text:p>0.08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304526" calcext:value-type="float">
            <text:p>530452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74.914" calcext:value-type="float">
            <text:p>174.914</text:p>
          </table:table-cell>
          <table:table-cell office:value-type="float" office:value="0.1962" calcext:value-type="float">
            <text:p>0.1962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B22]/1000000" office:value-type="float" office:value="5.304526" calcext:value-type="float">
            <text:p>5.3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  <table:table-cell office:value-type="float" office:value="0.1962" calcext:value-type="float">
            <text:p>0.1962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173823" calcext:value-type="float">
            <text:p>517382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8.0317" calcext:value-type="float">
            <text:p>158.0317</text:p>
          </table:table-cell>
          <table:table-cell office:value-type="float" office:value="0.3411" calcext:value-type="float">
            <text:p>0.3411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B23]/1000000" office:value-type="float" office:value="5.173823" calcext:value-type="float">
            <text:p>5.17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0.3411" calcext:value-type="float">
            <text:p>0.3411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428051" calcext:value-type="float">
            <text:p>5428051</text:p>
          </table:table-cell>
          <table:table-cell office:value-type="float" office:value="1.37" calcext:value-type="float">
            <text:p>1.37</text:p>
          </table:table-cell>
          <table:table-cell office:value-type="float" office:value="25" calcext:value-type="float">
            <text:p>25</text:p>
          </table:table-cell>
          <table:table-cell office:value-type="float" office:value="146.4511" calcext:value-type="float">
            <text:p>146.4511</text:p>
          </table:table-cell>
          <table:table-cell office:value-type="float" office:value="0.5911" calcext:value-type="float">
            <text:p>0.5911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B24]/1000000" office:value-type="float" office:value="5.428051" calcext:value-type="float">
            <text:p>5.43</text:p>
          </table:table-cell>
          <table:table-cell office:value-type="float" office:value="300" calcext:value-type="float">
            <text:p>300</text:p>
          </table:table-cell>
          <table:table-cell office:value-type="float" office:value="1.37" calcext:value-type="float">
            <text:p>1.37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0.5911" calcext:value-type="float">
            <text:p>0.5911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437151" calcext:value-type="float">
            <text:p>5437151</text:p>
          </table:table-cell>
          <table:table-cell office:value-type="float" office:value="2.04" calcext:value-type="float">
            <text:p>2.04</text:p>
          </table:table-cell>
          <table:table-cell office:value-type="float" office:value="22.5" calcext:value-type="float">
            <text:p>22.5</text:p>
          </table:table-cell>
          <table:table-cell office:value-type="float" office:value="138.2121" calcext:value-type="float">
            <text:p>138.2121</text:p>
          </table:table-cell>
          <table:table-cell office:value-type="float" office:value="0.8251" calcext:value-type="float">
            <text:p>0.8251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B25]/1000000" office:value-type="float" office:value="5.437151" calcext:value-type="float">
            <text:p>5.44</text:p>
          </table:table-cell>
          <table:table-cell office:value-type="float" office:value="350" calcext:value-type="float">
            <text:p>350</text:p>
          </table:table-cell>
          <table:table-cell office:value-type="float" office:value="2.04" calcext:value-type="float">
            <text:p>2.04</text:p>
          </table:table-cell>
          <table:table-cell office:value-type="float" office:value="350" calcext:value-type="float">
            <text:p>350</text:p>
          </table:table-cell>
          <table:table-cell office:value-type="float" office:value="22.5" calcext:value-type="float">
            <text:p>22.5</text:p>
          </table:table-cell>
          <table:table-cell office:value-type="float" office:value="350" calcext:value-type="float">
            <text:p>350</text:p>
          </table:table-cell>
          <table:table-cell office:value-type="float" office:value="0.8251" calcext:value-type="float">
            <text:p>0.8251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465402" calcext:value-type="float">
            <text:p>5465402</text:p>
          </table:table-cell>
          <table:table-cell office:value-type="float" office:value="3.4" calcext:value-type="float">
            <text:p>3.4</text:p>
          </table:table-cell>
          <table:table-cell office:value-type="float" office:value="22" calcext:value-type="float">
            <text:p>22</text:p>
          </table:table-cell>
          <table:table-cell office:value-type="float" office:value="132.5802" calcext:value-type="float">
            <text:p>132.5802</text:p>
          </table:table-cell>
          <table:table-cell office:value-type="float" office:value="0.9718" calcext:value-type="float">
            <text:p>0.9718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B26]/1000000" office:value-type="float" office:value="5.465402" calcext:value-type="float">
            <text:p>5.47</text:p>
          </table:table-cell>
          <table:table-cell office:value-type="float" office:value="400" calcext:value-type="float">
            <text:p>400</text:p>
          </table:table-cell>
          <table:table-cell office:value-type="float" office:value="3.4" calcext:value-type="float">
            <text:p>3.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office:value-type="float" office:value="400" calcext:value-type="float">
            <text:p>400</text:p>
          </table:table-cell>
          <table:table-cell office:value-type="float" office:value="0.9718" calcext:value-type="float">
            <text:p>0.971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476476" calcext:value-type="float">
            <text:p>5476476</text:p>
          </table:table-cell>
          <table:table-cell office:value-type="float" office:value="4.54" calcext:value-type="float">
            <text:p>4.54</text:p>
          </table:table-cell>
          <table:table-cell office:value-type="float" office:value="20" calcext:value-type="float">
            <text:p>20</text:p>
          </table:table-cell>
          <table:table-cell office:value-type="float" office:value="127.4091" calcext:value-type="float">
            <text:p>127.4091</text:p>
          </table:table-cell>
          <table:table-cell office:value-type="float" office:value="1.2658" calcext:value-type="float">
            <text:p>1.2658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B27]/1000000" office:value-type="float" office:value="5.476476" calcext:value-type="float">
            <text:p>5.48</text:p>
          </table:table-cell>
          <table:table-cell office:value-type="float" office:value="450" calcext:value-type="float">
            <text:p>450</text:p>
          </table:table-cell>
          <table:table-cell office:value-type="float" office:value="4.54" calcext:value-type="float">
            <text:p>4.54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office:value-type="float" office:value="1.2658" calcext:value-type="float">
            <text:p>1.2658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331346" calcext:value-type="float">
            <text:p>5331346</text:p>
          </table:table-cell>
          <table:table-cell office:value-type="float" office:value="5.34" calcext:value-type="float">
            <text:p>5.34</text:p>
          </table:table-cell>
          <table:table-cell office:value-type="float" office:value="19" calcext:value-type="float">
            <text:p>19</text:p>
          </table:table-cell>
          <table:table-cell office:value-type="float" office:value="124.2251" calcext:value-type="float">
            <text:p>124.2251</text:p>
          </table:table-cell>
          <table:table-cell office:value-type="float" office:value="1.4358" calcext:value-type="float">
            <text:p>1.4358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B28]/1000000" office:value-type="float" office:value="5.331346" calcext:value-type="float">
            <text:p>5.33</text:p>
          </table:table-cell>
          <table:table-cell office:value-type="float" office:value="500" calcext:value-type="float">
            <text:p>500</text:p>
          </table:table-cell>
          <table:table-cell office:value-type="float" office:value="5.34" calcext:value-type="float">
            <text:p>5.34</text:p>
          </table:table-cell>
          <table:table-cell office:value-type="float" office:value="500" calcext:value-type="float">
            <text:p>500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1.4358" calcext:value-type="float">
            <text:p>1.4358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372743" calcext:value-type="float">
            <text:p>5372743</text:p>
          </table:table-cell>
          <table:table-cell office:value-type="float" office:value="6.16" calcext:value-type="float">
            <text:p>6.16</text:p>
          </table:table-cell>
          <table:table-cell office:value-type="float" office:value="17.6" calcext:value-type="float">
            <text:p>17.6</text:p>
          </table:table-cell>
          <table:table-cell office:value-type="float" office:value="121.2231" calcext:value-type="float">
            <text:p>121.2231</text:p>
          </table:table-cell>
          <table:table-cell office:value-type="float" office:value="1.7466" calcext:value-type="float">
            <text:p>1.7466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B29]/1000000" office:value-type="float" office:value="5.372743" calcext:value-type="float">
            <text:p>5.37</text:p>
          </table:table-cell>
          <table:table-cell office:value-type="float" office:value="550" calcext:value-type="float">
            <text:p>550</text:p>
          </table:table-cell>
          <table:table-cell office:value-type="float" office:value="6.16" calcext:value-type="float">
            <text:p>6.16</text:p>
          </table:table-cell>
          <table:table-cell office:value-type="float" office:value="550" calcext:value-type="float">
            <text:p>550</text:p>
          </table:table-cell>
          <table:table-cell office:value-type="float" office:value="17.6" calcext:value-type="float">
            <text:p>17.6</text:p>
          </table:table-cell>
          <table:table-cell office:value-type="float" office:value="550" calcext:value-type="float">
            <text:p>550</text:p>
          </table:table-cell>
          <table:table-cell office:value-type="float" office:value="1.7466" calcext:value-type="float">
            <text:p>1.7466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144252" calcext:value-type="float">
            <text:p>5144252</text:p>
          </table:table-cell>
          <table:table-cell office:value-type="float" office:value="7.47" calcext:value-type="float">
            <text:p>7.47</text:p>
          </table:table-cell>
          <table:table-cell office:value-type="float" office:value="17" calcext:value-type="float">
            <text:p>17</text:p>
          </table:table-cell>
          <table:table-cell office:value-type="float" office:value="119.0826" calcext:value-type="float">
            <text:p>119.0826</text:p>
          </table:table-cell>
          <table:table-cell office:value-type="float" office:value="1.8584" calcext:value-type="float">
            <text:p>1.858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B30]/1000000" office:value-type="float" office:value="5.144252" calcext:value-type="float">
            <text:p>5.14</text:p>
          </table:table-cell>
          <table:table-cell office:value-type="float" office:value="600" calcext:value-type="float">
            <text:p>600</text:p>
          </table:table-cell>
          <table:table-cell office:value-type="float" office:value="7.47" calcext:value-type="float">
            <text:p>7.47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1.8584" calcext:value-type="float">
            <text:p>1.8584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018963" calcext:value-type="float">
            <text:p>5018963</text:p>
          </table:table-cell>
          <table:table-cell office:value-type="float" office:value="8.23" calcext:value-type="float">
            <text:p>8.23</text:p>
          </table:table-cell>
          <table:table-cell office:value-type="float" office:value="15.9" calcext:value-type="float">
            <text:p>15.9</text:p>
          </table:table-cell>
          <table:table-cell office:value-type="float" office:value="116.5378" calcext:value-type="float">
            <text:p>116.5378</text:p>
          </table:table-cell>
          <table:table-cell office:value-type="float" office:value="2.1387" calcext:value-type="float">
            <text:p>2.1387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B31]/1000000" office:value-type="float" office:value="5.018963" calcext:value-type="float">
            <text:p>5.02</text:p>
          </table:table-cell>
          <table:table-cell office:value-type="float" office:value="650" calcext:value-type="float">
            <text:p>650</text:p>
          </table:table-cell>
          <table:table-cell office:value-type="float" office:value="8.23" calcext:value-type="float">
            <text:p>8.23</text:p>
          </table:table-cell>
          <table:table-cell office:value-type="float" office:value="650" calcext:value-type="float">
            <text:p>650</text:p>
          </table:table-cell>
          <table:table-cell office:value-type="float" office:value="15.9" calcext:value-type="float">
            <text:p>15.9</text:p>
          </table:table-cell>
          <table:table-cell office:value-type="float" office:value="650" calcext:value-type="float">
            <text:p>650</text:p>
          </table:table-cell>
          <table:table-cell office:value-type="float" office:value="2.1387" calcext:value-type="float">
            <text:p>2.1387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159040" calcext:value-type="float">
            <text:p>5159040</text:p>
          </table:table-cell>
          <table:table-cell office:value-type="float" office:value="9.02" calcext:value-type="float">
            <text:p>9.02</text:p>
          </table:table-cell>
          <table:table-cell office:value-type="float" office:value="15.3" calcext:value-type="float">
            <text:p>15.3</text:p>
          </table:table-cell>
          <table:table-cell office:value-type="float" office:value="115.7672" calcext:value-type="float">
            <text:p>115.7672</text:p>
          </table:table-cell>
          <table:table-cell office:value-type="float" office:value="2.3757" calcext:value-type="float">
            <text:p>2.3757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B32]/1000000" office:value-type="float" office:value="5.15904" calcext:value-type="float">
            <text:p>5.16</text:p>
          </table:table-cell>
          <table:table-cell office:value-type="float" office:value="700" calcext:value-type="float">
            <text:p>700</text:p>
          </table:table-cell>
          <table:table-cell office:value-type="float" office:value="9.02" calcext:value-type="float">
            <text:p>9.02</text:p>
          </table:table-cell>
          <table:table-cell office:value-type="float" office:value="700" calcext:value-type="float">
            <text:p>700</text:p>
          </table:table-cell>
          <table:table-cell office:value-type="float" office:value="15.3" calcext:value-type="float">
            <text:p>15.3</text:p>
          </table:table-cell>
          <table:table-cell office:value-type="float" office:value="700" calcext:value-type="float">
            <text:p>700</text:p>
          </table:table-cell>
          <table:table-cell office:value-type="float" office:value="2.3757" calcext:value-type="float">
            <text:p>2.3757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880587" calcext:value-type="float">
            <text:p>4880587</text:p>
          </table:table-cell>
          <table:table-cell office:value-type="float" office:value="9.91" calcext:value-type="float">
            <text:p>9.91</text:p>
          </table:table-cell>
          <table:table-cell office:value-type="float" office:value="14.5" calcext:value-type="float">
            <text:p>14.5</text:p>
          </table:table-cell>
          <table:table-cell office:value-type="float" office:value="114.1002" calcext:value-type="float">
            <text:p>114.1002</text:p>
          </table:table-cell>
          <table:table-cell office:value-type="float" office:value="2.5444" calcext:value-type="float">
            <text:p>2.5444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B33]/1000000" office:value-type="float" office:value="4.880587" calcext:value-type="float">
            <text:p>4.88</text:p>
          </table:table-cell>
          <table:table-cell office:value-type="float" office:value="750" calcext:value-type="float">
            <text:p>750</text:p>
          </table:table-cell>
          <table:table-cell office:value-type="float" office:value="9.91" calcext:value-type="float">
            <text:p>9.91</text:p>
          </table:table-cell>
          <table:table-cell office:value-type="float" office:value="750" calcext:value-type="float">
            <text:p>750</text:p>
          </table:table-cell>
          <table:table-cell office:value-type="float" office:value="14.5" calcext:value-type="float">
            <text:p>14.5</text:p>
          </table:table-cell>
          <table:table-cell office:value-type="float" office:value="750" calcext:value-type="float">
            <text:p>750</text:p>
          </table:table-cell>
          <table:table-cell office:value-type="float" office:value="2.5444" calcext:value-type="float">
            <text:p>2.5444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888315" calcext:value-type="float">
            <text:p>4888315</text:p>
          </table:table-cell>
          <table:table-cell office:value-type="float" office:value="9.74" calcext:value-type="float">
            <text:p>9.74</text:p>
          </table:table-cell>
          <table:table-cell office:value-type="float" office:value="13.7" calcext:value-type="float">
            <text:p>13.7</text:p>
          </table:table-cell>
          <table:table-cell office:value-type="float" office:value="113.4387" calcext:value-type="float">
            <text:p>113.4387</text:p>
          </table:table-cell>
          <table:table-cell office:value-type="float" office:value="2.8237" calcext:value-type="float">
            <text:p>2.8237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B34]/1000000" office:value-type="float" office:value="4.888315" calcext:value-type="float">
            <text:p>4.89</text:p>
          </table:table-cell>
          <table:table-cell office:value-type="float" office:value="800" calcext:value-type="float">
            <text:p>800</text:p>
          </table:table-cell>
          <table:table-cell office:value-type="float" office:value="9.74" calcext:value-type="float">
            <text:p>9.74</text:p>
          </table:table-cell>
          <table:table-cell office:value-type="float" office:value="800" calcext:value-type="float">
            <text:p>800</text:p>
          </table:table-cell>
          <table:table-cell office:value-type="float" office:value="13.7" calcext:value-type="float">
            <text:p>13.7</text:p>
          </table:table-cell>
          <table:table-cell office:value-type="float" office:value="800" calcext:value-type="float">
            <text:p>800</text:p>
          </table:table-cell>
          <table:table-cell office:value-type="float" office:value="2.8237" calcext:value-type="float">
            <text:p>2.8237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684679" calcext:value-type="float">
            <text:p>4684679</text:p>
          </table:table-cell>
          <table:table-cell office:value-type="float" office:value="10.52" calcext:value-type="float">
            <text:p>10.52</text:p>
          </table:table-cell>
          <table:table-cell office:value-type="float" office:value="13.4" calcext:value-type="float">
            <text:p>13.4</text:p>
          </table:table-cell>
          <table:table-cell office:value-type="float" office:value="112.1575" calcext:value-type="float">
            <text:p>112.1575</text:p>
          </table:table-cell>
          <table:table-cell office:value-type="float" office:value="2.8944" calcext:value-type="float">
            <text:p>2.8944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B35]/1000000" office:value-type="float" office:value="4.684679" calcext:value-type="float">
            <text:p>4.68</text:p>
          </table:table-cell>
          <table:table-cell office:value-type="float" office:value="850" calcext:value-type="float">
            <text:p>850</text:p>
          </table:table-cell>
          <table:table-cell office:value-type="float" office:value="10.52" calcext:value-type="float">
            <text:p>10.52</text:p>
          </table:table-cell>
          <table:table-cell office:value-type="float" office:value="850" calcext:value-type="float">
            <text:p>850</text:p>
          </table:table-cell>
          <table:table-cell office:value-type="float" office:value="13.4" calcext:value-type="float">
            <text:p>13.4</text:p>
          </table:table-cell>
          <table:table-cell office:value-type="float" office:value="850" calcext:value-type="float">
            <text:p>850</text:p>
          </table:table-cell>
          <table:table-cell office:value-type="float" office:value="2.8944" calcext:value-type="float">
            <text:p>2.8944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657381" calcext:value-type="float">
            <text:p>4657381</text:p>
          </table:table-cell>
          <table:table-cell office:value-type="float" office:value="11.1" calcext:value-type="float">
            <text:p>11.1</text:p>
          </table:table-cell>
          <table:table-cell office:value-type="float" office:value="12.7" calcext:value-type="float">
            <text:p>12.7</text:p>
          </table:table-cell>
          <table:table-cell office:value-type="float" office:value="111.2781" calcext:value-type="float">
            <text:p>111.2781</text:p>
          </table:table-cell>
          <table:table-cell office:value-type="float" office:value="3.1932" calcext:value-type="float">
            <text:p>3.1932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B36]/1000000" office:value-type="float" office:value="4.657381" calcext:value-type="float">
            <text:p>4.66</text:p>
          </table:table-cell>
          <table:table-cell office:value-type="float" office:value="900" calcext:value-type="float">
            <text:p>900</text:p>
          </table:table-cell>
          <table:table-cell office:value-type="float" office:value="11.1" calcext:value-type="float">
            <text:p>11.1</text:p>
          </table:table-cell>
          <table:table-cell office:value-type="float" office:value="900" calcext:value-type="float">
            <text:p>900</text:p>
          </table:table-cell>
          <table:table-cell office:value-type="float" office:value="12.7" calcext:value-type="float">
            <text:p>12.7</text:p>
          </table:table-cell>
          <table:table-cell office:value-type="float" office:value="900" calcext:value-type="float">
            <text:p>900</text:p>
          </table:table-cell>
          <table:table-cell office:value-type="float" office:value="3.1932" calcext:value-type="float">
            <text:p>3.1932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350294" calcext:value-type="float">
            <text:p>4350294</text:p>
          </table:table-cell>
          <table:table-cell office:value-type="float" office:value="10.78" calcext:value-type="float">
            <text:p>10.78</text:p>
          </table:table-cell>
          <table:table-cell office:value-type="float" office:value="12.3" calcext:value-type="float">
            <text:p>12.3</text:p>
          </table:table-cell>
          <table:table-cell office:value-type="float" office:value="110.5337" calcext:value-type="float">
            <text:p>110.5337</text:p>
          </table:table-cell>
          <table:table-cell office:value-type="float" office:value="3.193" calcext:value-type="float">
            <text:p>3.193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[.B37]/1000000" office:value-type="float" office:value="4.350294" calcext:value-type="float">
            <text:p>4.35</text:p>
          </table:table-cell>
          <table:table-cell office:value-type="float" office:value="950" calcext:value-type="float">
            <text:p>950</text:p>
          </table:table-cell>
          <table:table-cell office:value-type="float" office:value="10.78" calcext:value-type="float">
            <text:p>10.78</text:p>
          </table:table-cell>
          <table:table-cell office:value-type="float" office:value="950" calcext:value-type="float">
            <text:p>950</text:p>
          </table:table-cell>
          <table:table-cell office:value-type="float" office:value="12.3" calcext:value-type="float">
            <text:p>12.3</text:p>
          </table:table-cell>
          <table:table-cell office:value-type="float" office:value="950" calcext:value-type="float">
            <text:p>950</text:p>
          </table:table-cell>
          <table:table-cell office:value-type="float" office:value="3.193" calcext:value-type="float">
            <text:p>3.19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98915" calcext:value-type="float">
            <text:p>4298915</text:p>
          </table:table-cell>
          <table:table-cell office:value-type="float" office:value="11.06" calcext:value-type="float">
            <text:p>11.06</text:p>
          </table:table-cell>
          <table:table-cell office:value-type="float" office:value="11.7" calcext:value-type="float">
            <text:p>11.7</text:p>
          </table:table-cell>
          <table:table-cell office:value-type="float" office:value="109.898" calcext:value-type="float">
            <text:p>109.898</text:p>
          </table:table-cell>
          <table:table-cell office:value-type="float" office:value="3.4605" calcext:value-type="float">
            <text:p>3.460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B38]/1000000" office:value-type="float" office:value="4.298915" calcext:value-type="float">
            <text:p>4.30</text:p>
          </table:table-cell>
          <table:table-cell office:value-type="float" office:value="1000" calcext:value-type="float">
            <text:p>1000</text:p>
          </table:table-cell>
          <table:table-cell office:value-type="float" office:value="11.06" calcext:value-type="float">
            <text:p>11.06</text:p>
          </table:table-cell>
          <table:table-cell office:value-type="float" office:value="1000" calcext:value-type="float">
            <text:p>1000</text:p>
          </table:table-cell>
          <table:table-cell office:value-type="float" office:value="11.7" calcext:value-type="float">
            <text:p>11.7</text:p>
          </table:table-cell>
          <table:table-cell office:value-type="float" office:value="1000" calcext:value-type="float">
            <text:p>1000</text:p>
          </table:table-cell>
          <table:table-cell office:value-type="float" office:value="3.4605" calcext:value-type="float">
            <text:p>3.4605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121872" calcext:value-type="float">
            <text:p>4121872</text:p>
          </table:table-cell>
          <table:table-cell office:value-type="float" office:value="12.22" calcext:value-type="float">
            <text:p>12.22</text:p>
          </table:table-cell>
          <table:table-cell office:value-type="float" office:value="11.6" calcext:value-type="float">
            <text:p>11.6</text:p>
          </table:table-cell>
          <table:table-cell office:value-type="float" office:value="109.5055" calcext:value-type="float">
            <text:p>109.5055</text:p>
          </table:table-cell>
          <table:table-cell office:value-type="float" office:value="3.3972" calcext:value-type="float">
            <text:p>3.3972</text:p>
          </table:table-cell>
          <table:table-cell/>
          <table:table-cell office:value-type="float" office:value="1050" calcext:value-type="float">
            <text:p>1050</text:p>
          </table:table-cell>
          <table:table-cell table:formula="of:=[.B39]/1000000" office:value-type="float" office:value="4.121872" calcext:value-type="float">
            <text:p>4.12</text:p>
          </table:table-cell>
          <table:table-cell office:value-type="float" office:value="1050" calcext:value-type="float">
            <text:p>1050</text:p>
          </table:table-cell>
          <table:table-cell office:value-type="float" office:value="12.22" calcext:value-type="float">
            <text:p>12.22</text:p>
          </table:table-cell>
          <table:table-cell office:value-type="float" office:value="1050" calcext:value-type="float">
            <text:p>1050</text:p>
          </table:table-cell>
          <table:table-cell office:value-type="float" office:value="11.6" calcext:value-type="float">
            <text:p>11.6</text:p>
          </table:table-cell>
          <table:table-cell office:value-type="float" office:value="1050" calcext:value-type="float">
            <text:p>1050</text:p>
          </table:table-cell>
          <table:table-cell office:value-type="float" office:value="3.3972" calcext:value-type="float">
            <text:p>3.3972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868509" calcext:value-type="float">
            <text:p>3868509</text:p>
          </table:table-cell>
          <table:table-cell office:value-type="float" office:value="11.4" calcext:value-type="float">
            <text:p>11.4</text:p>
          </table:table-cell>
          <table:table-cell office:value-type="float" office:value="11" calcext:value-type="float">
            <text:p>11</text:p>
          </table:table-cell>
          <table:table-cell office:value-type="float" office:value="108.9659" calcext:value-type="float">
            <text:p>108.9659</text:p>
          </table:table-cell>
          <table:table-cell office:value-type="float" office:value="3.5044" calcext:value-type="float">
            <text:p>3.5044</text:p>
          </table:table-cell>
          <table:table-cell/>
          <table:table-cell office:value-type="float" office:value="1100" calcext:value-type="float">
            <text:p>1100</text:p>
          </table:table-cell>
          <table:table-cell table:formula="of:=[.B40]/1000000" office:value-type="float" office:value="3.868509" calcext:value-type="float">
            <text:p>3.87</text:p>
          </table:table-cell>
          <table:table-cell office:value-type="float" office:value="1100" calcext:value-type="float">
            <text:p>1100</text:p>
          </table:table-cell>
          <table:table-cell office:value-type="float" office:value="11.4" calcext:value-type="float">
            <text:p>11.4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float" office:value="3.5044" calcext:value-type="float">
            <text:p>3.5044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715602" calcext:value-type="float">
            <text:p>3715602</text:p>
          </table:table-cell>
          <table:table-cell office:value-type="float" office:value="11.71" calcext:value-type="float">
            <text:p>11.71</text:p>
          </table:table-cell>
          <table:table-cell office:value-type="float" office:value="10.3" calcext:value-type="float">
            <text:p>10.3</text:p>
          </table:table-cell>
          <table:table-cell office:value-type="float" office:value="108.8888" calcext:value-type="float">
            <text:p>108.8888</text:p>
          </table:table-cell>
          <table:table-cell office:value-type="float" office:value="3.7226" calcext:value-type="float">
            <text:p>3.7226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[.B41]/1000000" office:value-type="float" office:value="3.715602" calcext:value-type="float">
            <text:p>3.72</text:p>
          </table:table-cell>
          <table:table-cell office:value-type="float" office:value="1200" calcext:value-type="float">
            <text:p>1200</text:p>
          </table:table-cell>
          <table:table-cell office:value-type="float" office:value="11.71" calcext:value-type="float">
            <text:p>11.71</text:p>
          </table:table-cell>
          <table:table-cell office:value-type="float" office:value="1200" calcext:value-type="float">
            <text:p>1200</text:p>
          </table:table-cell>
          <table:table-cell office:value-type="float" office:value="10.3" calcext:value-type="float">
            <text:p>10.3</text:p>
          </table:table-cell>
          <table:table-cell office:value-type="float" office:value="1200" calcext:value-type="float">
            <text:p>1200</text:p>
          </table:table-cell>
          <table:table-cell office:value-type="float" office:value="3.7226" calcext:value-type="float">
            <text:p>3.722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6" number:min-decimal-places="16" number:min-integer-digits="1"/>
    </number:number-style>
    <number:number-style style:name="N125">
      <number:number number:decimal-places="15" number:min-decimal-places="15" number:min-integer-digits="1"/>
    </number:number-style>
    <number:number-style style:name="N126">
      <number:number number:decimal-places="17" number:min-decimal-places="17" number:min-integer-digits="1"/>
    </number:number-style>
    <number:number-style style:name="N127">
      <number:number number:decimal-places="18" number:min-decimal-places="18" number:min-integer-digits="1"/>
    </number:number-style>
    <number:number-style style:name="N128">
      <number:number number:decimal-places="14" number:min-decimal-places="14"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7T13:17:56.632000000</meta:creation-date>
    <dc:date>2024-01-28T10:04:01.607000000</dc:date>
    <meta:editing-duration>PT20H37M3S</meta:editing-duration>
    <meta:editing-cycles>2</meta:editing-cycles>
    <meta:generator>LibreOffice/7.4.7.2$Windows_X86_64 LibreOffice_project/723314e595e8007d3cf785c16538505a1c878ca5</meta:generator>
    <meta:document-statistic meta:table-count="2" meta:cell-count="664" meta:object-count="0"/>
  </office:meta>
</office:document-meta>
</file>